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1">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5"/>
    <style:style style:name="P103" style:family="paragraph" style:parent-style-name="Standard" style:list-style-name="L9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6</text:p>
      <text:list xml:id="list5624899507947037905" text:style-name="L95">
        <text:list-item>
          <text:p text:style-name="P102">checks for only a single light-curve in the csv file which was causing a 'list index out of range' error message<text:line-break/></text:p>
        </text:list-item>
      </text:list>
      <text:p text:style-name="Standard">version 3.8.5</text:p>
      <text:list xml:id="list6726707321359772277" text:style-name="L1">
        <text:list-item>
          <text:p text:style-name="P10">changed the way QGridLayout was referenced.<text:line-break/></text:p>
        </text:list-item>
      </text:list>
      <text:p text:style-name="Standard">version 3.8.4</text:p>
      <text:list xml:id="list8650678775276074931" text:style-name="L2">
        <text:list-item>
          <text:p text:style-name="P1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1"/>
        </text:list-item>
      </text:list>
      <text:p text:style-name="Standard">version 3.8.3</text:p>
      <text:list xml:id="list1919966380645137356" text:style-name="L3">
        <text:list-item>
          <text:p text:style-name="P12">adds display of light-curve name (if available in the csv file) to the curve-to-be-analyzed and the normalization curve next to their selection spinners.<text:line-break/></text:p>
        </text:list-item>
      </text:list>
      <text:p text:style-name="Standard">version 3.8.2</text:p>
      <text:list xml:id="list8590370391034128337" text:style-name="L4">
        <text:list-item>
          <text:p text:style-name="P13">3.7.5 introduced a scrollable GUI for small screens. Unfortunately, that caused resizing problem for all users. The version reverts back to the original GUI design.<text:line-break/></text:p>
        </text:list-item>
        <text:list-item>
          <text:p text:style-name="P13">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8823797073890160821" text:style-name="L5">
        <text:list-item>
          <text:p text:style-name="P14">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796920639403700001" text:style-name="L6">
        <text:list-item>
          <text:p text:style-name="P15">adds a tutorial button to supply a quick-start for new or infrequent users.<text:line-break/></text:p>
        </text:list-item>
      </text:list>
      <text:p text:style-name="Standard">version 3.7.9</text:p>
      <text:list xml:id="list180295393489511847" text:style-name="L7">
        <text:list-item>
          <text:p text:style-name="P16">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text:soft-page-break/>version 3.7.8</text:p>
      <text:list xml:id="list2305323764490741052" text:style-name="L8">
        <text:list-item>
          <text:p text:style-name="P17">added visible left, top, and bottom axes to main plot (with ticks to make easier to associate timestamp with point).<text:line-break/></text:p>
        </text:list-item>
      </text:list>
      <text:p text:style-name="Standard">version 3.7.7</text:p>
      <text:list xml:id="list6165893528371565360" text:style-name="L9">
        <text:list-item>
          <text:p text:style-name="P18">if timestamps are available in the csv file, they are used as x axis labels in the main plot.<text:line-break/></text:p>
        </text:list-item>
      </text:list>
      <text:p text:style-name="Standard">version 3.7.6</text:p>
      <text:list xml:id="list7232579458870359047" text:style-name="L10">
        <text:list-item>
          <text:p text:style-name="P19">changed the way QMainWindow and Qapplication were referenced to accommodate the latest Anaconda version, which has reorganized where those modules are stored. </text:p>
          <text:p text:style-name="P19">This was causing a fatal startup error.<text:line-break/> </text:p>
        </text:list-item>
      </text:list>
      <text:p text:style-name="Standard">version 3.7.5</text:p>
      <text:list xml:id="list6317467017457729325" text:style-name="L11">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491418549673923940" text:style-name="L12">
        <text:list-item>
          <text:p text:style-name="P2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436111406290489641" text:style-name="L13">
        <text:list-item>
          <text:p text:style-name="P21">adds code line needed by any Mac users that are running Big Sur<text:line-break/></text:p>
        </text:list-item>
      </text:list>
      <text:p text:style-name="Standard">version 3.7.2</text:p>
      <text:list xml:id="list8506214862420188236" text:style-name="L14">
        <text:list-item>
          <text:p text:style-name="P22">fixes bug that caused all analysis attempts to 'stall'</text:p>
        </text:list-item>
      </text:list>
      <text:p text:style-name="Standard"/>
      <text:p text:style-name="Standard">version 3.7.1</text:p>
      <text:list xml:id="list4987523594839856338" text:style-name="L15">
        <text:list-item>
          <text:p text:style-name="P23">fixed a bug in the r limb angle entry<text:line-break/></text:p>
        </text:list-item>
      </text:list>
      <text:p text:style-name="Standard">version 3.7.0</text:p>
      <text:list xml:id="list7973150654726109191" text:style-name="L16">
        <text:list-item>
          <text:p text:style-name="P24">adds right-click help to ast speed label giving the equation to use if asteroid <text:soft-page-break/>speed is not available but asteroid diameter and maximum duration are specified<text:line-break/></text:p>
        </text:list-item>
        <text:list-item>
          <text:p text:style-name="P24">adds suggestion to right-click help on penumbral fit checkbox for how to find the penumbral curve csv file that is provided for practice purposes.<text:line-break/></text:p>
        </text:list-item>
      </text:list>
      <text:p text:style-name="Standard">version 3.6.8</text:p>
      <text:list xml:id="list7541584826735062032" text:style-name="L17">
        <text:list-item>
          <text:p text:style-name="P25">adds modeling of off centerline observations to lightcurve calibration curve generation<text:line-break/></text:p>
        </text:list-item>
      </text:list>
      <text:p text:style-name="Standard">version 3.6.7</text:p>
      <text:list xml:id="list4126386158146183639" text:style-name="L18">
        <text:list-item>
          <text:p text:style-name="P26">clarified the location of the Enable Manual Timestamp Entry checkbox in the pop-up message appears when there are no timestamps in the csv file.<text:line-break/></text:p>
        </text:list-item>
      </text:list>
      <text:p text:style-name="Standard">version 3.6.6</text:p>
      <text:list xml:id="list8769448427048989894" text:style-name="L19">
        <text:list-item>
          <text:p text:style-name="P27">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653251129299649449" text:style-name="L20">
        <text:list-item>
          <text:p text:style-name="P28">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675269633643967238" text:style-name="L21">
        <text:list-item>
          <text:p text:style-name="P29">version 3.6.2 would open .xlsx Report file on Mac, but not Windows. This version attempts to fix that (Windows needs a different command to open a file).<text:line-break/></text:p>
        </text:list-item>
      </text:list>
      <text:p text:style-name="Standard">version 3.6.2</text:p>
      <text:list xml:id="list294531966813511100" text:style-name="L22">
        <text:list-item>
          <text:p text:style-name="P3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340199094486234314" text:style-name="L23">
        <text:list-item>
          <text:p text:style-name="P31">reduced number of digits in the error bar numbers to 2 written to the Asteroid Occultation Report Form so that the resulting number fits within the allotted cell <text:soft-page-break/>size. (I'm told that Occult only uses 2 digits anyway.) I also updated the context help associated with the <text:span text:style-name="T14">… fill Excel report </text:span>button<text:line-break/></text:p>
        </text:list-item>
      </text:list>
      <text:p text:style-name="Standard">version 3.6.0</text:p>
      <text:list xml:id="list2260975121285701762" text:style-name="L24">
        <text:list-item>
          <text:p text:style-name="P32"><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2"><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33450790465818286" text:style-name="L25">
        <text:list-item>
          <text:p text:style-name="P33">fixed another bug in penumbral curve fit and removed diagnostic printouts.<text:line-break/></text:p>
        </text:list-item>
      </text:list>
      <text:p text:style-name="Standard">version 3.5.8</text:p>
      <text:list xml:id="list3710783930372425876" text:style-name="L26">
        <text:list-item>
          <text:p text:style-name="P34">fixed a number of bugs in the penumbral curve fit code<text:line-break/></text:p>
        </text:list-item>
      </text:list>
      <text:p text:style-name="Standard">version 3.5.7</text:p>
      <text:list xml:id="list2809518390526146550" text:style-name="L27">
        <text:list-item>
          <text:p text:style-name="P35"><text:soft-page-break/>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792660420488074936" text:style-name="L28">
        <text:list-item>
          <text:p text:style-name="P36">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941336642113613845" text:style-name="L29">
        <text:list-item>
          <text:p text:style-name="P37">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721332834096363991" text:style-name="L30">
        <text:list-item>
          <text:p text:style-name="P38">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886746114948425122" text:style-name="L31">
        <text:list-item>
          <text:p text:style-name="P39">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276516248051271842" text:style-name="L32">
        <text:list-item>
          <text:p text:style-name="P40">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883571179818397968" text:style-name="L33">
        <text:list-item>
          <text:p text:style-name="P41">Added additional references to the North American Excel Spreadsheet report in the new section of the final report that bangs on about the start-of-exposure <text:soft-page-break/>timing convention.<text:line-break/></text:p>
        </text:list-item>
      </text:list>
      <text:p text:style-name="Standard">version 3.5.0</text:p>
      <text:list xml:id="list4833438274521479920" text:style-name="L34">
        <text:list-item>
          <text:p text:style-name="P42">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2">NEW: when 'trims' have been placed, a 'write csv' process will honor those values and produce a 'trimmed' output file.<text:line-break/></text:p>
        </text:list-item>
        <text:list-item>
          <text:p text:style-name="P42">NEW: when a light curve has been 'normalized', the changed values are written to the data table where, once again, a 'write csv' process will capture the results.<text:line-break/></text:p>
        </text:list-item>
        <text:list-item>
          <text:p text:style-name="P42">Added additional reminders that the start-of-exposure timestamp/timing convention is employed.</text:p>
        </text:list-item>
      </text:list>
      <text:p text:style-name="Standard"/>
      <text:p text:style-name="Standard">version 3.4.9</text:p>
      <text:list xml:id="list6372831797261920035" text:style-name="L35">
        <text:list-item>
          <text:p text:style-name="P43">Added some explanatory language to the “Excel report” section regarding the proper interpretation of the 'false positive probability' number.<text:line-break/></text:p>
        </text:list-item>
      </text:list>
      <text:p text:style-name="Standard">version 3.4.8</text:p>
      <text:list xml:id="list8462169093357287662" text:style-name="L36">
        <text:list-item>
          <text:p text:style-name="P44">This version deals more realistically with high magDrop lightcurves by defining a 'limiting magDrop' as: <text:line-break/><text:line-break/><text:tab/>limMagDrop = 2.5 * log10( B / std(A) ) <text:line-break/><text:line-break/><text:tab/>std(A) is the noise level of A.</text:p>
          <text:p text:style-name="P44"><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text:soft-page-break/>value is a limMagDrop value. They are easy to spot in the report.</text:p>
        </text:list-item>
      </text:list>
      <text:p text:style-name="Standard"/>
      <text:p text:style-name="Standard">version 3.4.7</text:p>
      <text:list xml:id="list50125911977254048" text:style-name="L37">
        <text:list-item>
          <text:p text:style-name="P45">Automatically loads the correct version of Adv2<text:line-break/></text:p>
        </text:list-item>
      </text:list>
      <text:p text:style-name="Standard">version 3.4.6</text:p>
      <text:list xml:id="list2450311910779267686" text:style-name="L38">
        <text:list-item>
          <text:p text:style-name="P46">Adds AAV Version 2 file as a type that can be read (important when Do OCR check is enabled)</text:p>
        </text:list-item>
      </text:list>
      <text:p text:style-name="Standard"/>
      <text:p text:style-name="Standard">version 3.4.5</text:p>
      <text:list xml:id="list732515057946193452" text:style-name="L39">
        <text:list-item>
          <text:p text:style-name="P47">Fixes block integration which was failing when more than 4 lightcurves were being processed.<text:line-break/></text:p>
        </text:list-item>
        <text:list-item>
          <text:p text:style-name="P47">Made use diff and Do OCR checkboxes sticky.<text:line-break/></text:p>
        </text:list-item>
      </text:list>
      <text:p text:style-name="Standard">version 3.4.4</text:p>
      <text:list xml:id="list75163584134109656" text:style-name="L40">
        <text:list-item>
          <text:p text:style-name="P48">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443758655596919260" text:style-name="L41">
        <text:list-item>
          <text:p text:style-name="P4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042148071602518486" text:style-name="L42">
        <text:list-item>
          <text:p text:style-name="P5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331749963054675204" text:style-name="L43">
        <text:list-item>
          <text:p text:style-name="P5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1"><text:soft-page-break/>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498815289803277868" text:style-name="L44">
        <text:list-item>
          <text:p text:style-name="P5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230329241418487416" text:style-name="L45">
        <text:list-item>
          <text:p text:style-name="P53">Automatically installs cv2 if not already present. <text:s/>This package is needed for the new frame view feature.<text:line-break/></text:p>
        </text:list-item>
      </text:list>
      <text:p text:style-name="Standard">version 3.3.8</text:p>
      <text:list xml:id="list3226887606343309996" text:style-name="L46">
        <text:list-item>
          <text:p text:style-name="P5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251418602549524426" text:style-name="L47">
        <text:list-item>
          <text:p text:style-name="P55">A new button (View frame) with an associated spinner for entry of a frame number has been added:</text:p>
          <text:p text:style-name="P5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ext:soft-page-break/>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51121093004717689" text:style-name="L48">
        <text:list-item>
          <text:p text:style-name="P5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010711676556551836" text:style-name="L49">
        <text:list-item>
          <text:p text:style-name="P5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903784055964921356" text:style-name="L50">
        <text:list-item>
          <text:p text:style-name="P5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627811105178136927" text:style-name="L51">
        <text:list-item>
          <text:p text:style-name="P5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096352013365433581" text:style-name="L52">
        <text:list-item>
          <text:p text:style-name="P60">Changed main plot so that the scroll wheel only zooms the x axis.</text:p>
        </text:list-item>
        <text:list-item>
          <text:p text:style-name="P60">Changed lightcurve plot so that it conforms properly to 'start-of-exposure'.<text:line-break/></text:p>
        </text:list-item>
      </text:list>
      <text:p text:style-name="Standard">version 3.2.8</text:p>
      <text:list xml:id="list3717737147304531245" text:style-name="L53">
        <text:list-item>
          <text:p text:style-name="P61">Changed font size in help files --- it was fine for Mac but too big for Win10<text:line-break/></text:p>
        </text:list-item>
      </text:list>
      <text:p text:style-name="Standard">version 3.2.7</text:p>
      <text:list xml:id="list429424560117737017" text:style-name="L54">
        <text:list-item>
          <text:p text:style-name="P6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098801903219566974" text:style-name="L55">
        <text:list-item>
          <text:p text:style-name="P63">This is a 'cosmetic' release --- there should be NO detectable differences from version 3.2.5 in terms of functionality.</text:p>
        </text:list-item>
        <text:list-item>
          <text:p text:style-name="P63">All python files were brought into compliance with PEP 8 coding standards. <text:s/>Only I care about that.</text:p>
        </text:list-item>
        <text:list-item>
          <text:p text:style-name="P6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3">All this 'cosmetic' work is in preparation for working on PyOTE issues again.<text:line-break/> </text:p>
        </text:list-item>
      </text:list>
      <text:p text:style-name="Standard">version 3.2.5</text:p>
      <text:list xml:id="list3982500564924777277" text:style-name="L56">
        <text:list-item>
          <text:p text:style-name="P6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469120736687536454" text:style-name="L57">
        <text:list-item>
          <text:p text:style-name="P65">Modified the test for newer version to accommodate the different strings returned by pip 18.1 and pip 19.0+</text:p>
        </text:list-item>
        <text:list-item>
          <text:p text:style-name="P65">Added ability to invoke PyOTE from PyMovie with an externally supplied csv file that is automatically opened.<text:line-break/></text:p>
        </text:list-item>
      </text:list>
      <text:p text:style-name="Standard">version 3.2.3</text:p>
      <text:list xml:id="list3115279547652394208" text:style-name="L58">
        <text:list-item>
          <text:p text:style-name="P66">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66">Added support for the PyMovie csv format<text:line-break/></text:p>
        </text:list-item>
      </text:list>
      <text:p text:style-name="Standard">version 3.2.1</text:p>
      <text:list xml:id="list7837216878719673347" text:style-name="L59">
        <text:list-item>
          <text:p text:style-name="P6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986591218924066498" text:style-name="L60">
        <text:list-item>
          <text:p text:style-name="P68">Changed GUI to better align text on min max edit boxes to avoid confusion.<text:line-break/></text:p>
        </text:list-item>
      </text:list>
      <text:p text:style-name="Standard">version 3.1.9</text:p>
      <text:list xml:id="list8675368572395054682" text:style-name="L61">
        <text:list-item>
          <text:p text:style-name="P69">Fixed a bug in the test for a min/max solution search being constrained by a too large min value.<text:line-break/></text:p>
        </text:list-item>
      </text:list>
      <text:p text:style-name="Standard">version 3.1.8</text:p>
      <text:list xml:id="list8745440110919925119" text:style-name="L62">
        <text:list-item>
          <text:p text:style-name="P70">version 3.1.7 was released without an updated version history. <text:s/>Here is what was changed in 3.1.7:<text:line-break/></text:p>
        </text:list-item>
        <text:list-item>
          <text:p text:style-name="P7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812674063414525144" text:style-name="L63">
        <text:list-item>
          <text:p text:style-name="P71">Values entered in the Manual Timestamp Entry dialog box are now 'sticky', thus making corrections easy to do without requiring re-entry of all data. </text:p>
          <text:p text:style-name="P71"><text:line-break/>Also trapped is the case where a user has entered a custom frame time but failed to click the radio button indicating that it is to be used.<text:line-break/></text:p>
        </text:list-item>
      </text:list>
      <text:p text:style-name="Standard">version 3.1.5:</text:p>
      <text:list xml:id="list2626363946047233075" text:style-name="L64">
        <text:list-item>
          <text:p text:style-name="P72">Added additional tests of candidate solutions against a straight line so that there <text:s/><text:soft-page-break/>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804388786175281197" text:style-name="L65">
        <text:list-item>
          <text:p text:style-name="P73">Fixed error in new dropped reading detection logic when light curve was processed in field mode.<text:line-break/></text:p>
        </text:list-item>
        <text:list-item>
          <text:p text:style-name="P73">Cleaned up some language in tooltips.<text:line-break/></text:p>
        </text:list-item>
      </text:list>
      <text:p text:style-name="Standard">version 3.1.3:</text:p>
      <text:list xml:id="list3988736767290151094" text:style-name="L66">
        <text:list-item>
          <text:p text:style-name="P7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4">Eliminated the 'entry num' column in the data matrix at the lower left of the GUI. The 'entry num' is unused and a possible source of confusion with the frame or field number for the unwary.<text:line-break/></text:p>
        </text:list-item>
        <text:list-item>
          <text:p text:style-name="P7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916429046454369477" text:style-name="L67">
        <text:list-item>
          <text:p text:style-name="P7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230765282545227526" text:style-name="L68">
        <text:list-item>
          <text:p text:style-name="P7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text:soft-page-break/>again.<text:line-break/></text:p>
        </text:list-item>
        <text:list-item>
          <text:p text:style-name="P7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330389541323382546" text:style-name="L69">
        <text:list-item>
          <text:p text:style-name="P7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098683944209123249" text:style-name="L70">
        <text:list-item>
          <text:p text:style-name="P7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9092184738708383960" text:style-name="L71">
        <text:list-item>
          <text:p text:style-name="P7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370302905836641942" text:style-name="L72">
        <text:list-item>
          <text:p text:style-name="P8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475275553942464909" text:style-name="L73">
        <text:list-item>
          <text:p text:style-name="P8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1510531237658607" text:style-name="L74">
        <text:list-item>
          <text:p text:style-name="P82">Disable the Accept integration button when user overrides an automatic block <text:soft-page-break/>analysis with a manual block selection followed by a click on the Block integrate button.<text:line-break/></text:p>
        </text:list-item>
      </text:list>
      <text:p text:style-name="Standard">version 2.1.4:</text:p>
      <text:list xml:id="list2514099048320053351" text:style-name="L75">
        <text:list-item>
          <text:p text:style-name="P83">Corrected a bug that kept manual selection of block integration from being performed after a refusal to accept the automatic block analysis results.<text:line-break/></text:p>
        </text:list-item>
      </text:list>
      <text:p text:style-name="Standard">version 2.1.3:</text:p>
      <text:list xml:id="list6108391800281060690" text:style-name="L76">
        <text:list-item>
          <text:p text:style-name="P8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427409032405321540" text:style-name="L77">
        <text:list-item>
          <text:p text:style-name="P8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140880922551493141" text:style-name="L78">
        <text:list-item>
          <text:p text:style-name="P86">Added progress bar tracking of block integration analysis because it can take an extended amount of time to complete the analysis when the light curve has many points.<text:line-break/></text:p>
        </text:list-item>
      </text:list>
      <text:p text:style-name="Standard">version 2.1.0</text:p>
      <text:list xml:id="list5884991476562898159" text:style-name="L79">
        <text:list-item>
          <text:p text:style-name="P8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609993345785330463" text:style-name="L80">
        <text:list-item>
          <text:p text:style-name="P88">Made the selection of Tooltip display 'sticky'</text:p>
        </text:list-item>
        <text:list-item>
          <text:p text:style-name="P88">Duration calculation when D and R span midnight now handled correctly</text:p>
        </text:list-item>
      </text:list>
      <text:p text:style-name="Standard"/>
      <text:p text:style-name="Standard">version 2.0.8</text:p>
      <text:list xml:id="list2552376229364051462" text:style-name="L81">
        <text:list-item>
          <text:p text:style-name="P89">toolTips changed to invoke and display in a custom dialog box that can be moved and resized to better accommodate legacy displays</text:p>
        </text:list-item>
        <text:list-item>
          <text:p text:style-name="P89">Calc flash timing calculation fixed to properly deal with the non-integer frame numbers that can result from field processed csv files</text:p>
        </text:list-item>
        <text:list-item>
          <text:p text:style-name="P89">Flash timing has been verified to work with integrated light curves</text:p>
        </text:list-item>
        <text:list-item>
          <text:p text:style-name="P8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text:soft-page-break/>phones (Eric Couto's Occult Flash) rather than VTI timestamped files</text:p>
      <text:p text:style-name="P5"/>
      <text:list xml:id="list3067432442314052878" text:style-name="L82">
        <text:list-item>
          <text:p text:style-name="P90">Adds a button to calculate the edge position of an LED timing flash.</text:p>
        </text:list-item>
        <text:list-item>
          <text:p text:style-name="P9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0">Adds a checkbox to force manual entry of timestamp info. <text:s/>This is useful when OCR on a VTI timed light curve has catastrophic errors. <text:s/>It is always employed when using LED flash timing.</text:p>
        </text:list-item>
      </text:list>
      <text:list xml:id="list7959637224293947257" text:style-name="L83">
        <text:list-item>
          <text:p text:style-name="P9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266691822598077426" text:style-name="L84">
        <text:list-item>
          <text:p text:style-name="P9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912231452147479516" text:style-name="L85">
        <text:list-item>
          <text:p text:style-name="P93">files generated by pyote now contain PYOTE in the filename.<text:line-break/></text:p>
        </text:list-item>
        <text:list-item>
          <text:p text:style-name="P9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460410380634076091" text:style-name="L86">
        <text:list-item>
          <text:p text:style-name="P9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67819522347283346" text:style-name="L87">
        <text:list-item>
          <text:p text:style-name="P9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232236776272741577" text:style-name="L88">
        <text:list-item>
          <text:p text:style-name="P96">Note: this version has many significant changes. <text:s/>If you lose confidence in this version, remember that you can always go back to version 1.47 by typing ---<text:line-break/><text:soft-page-break/><text:line-break/><text:tab/>pip install pyote==1.47<text:line-break/><text:line-break/>in an Anaconda console. (Be sure to use double == signs in the command.)<text:line-break/></text:p>
        </text:list-item>
      </text:list>
      <text:list xml:id="list3956839555337778732" text:style-name="L89">
        <text:list-item>
          <text:p text:style-name="P97">improved handling of D and R region selection so that one cannot enter an invalid configuration --- automatic corrections/changes are applied.<text:line-break/></text:p>
        </text:list-item>
        <text:list-item>
          <text:p text:style-name="P97">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206975050240928519" text:style-name="L90">
        <text:list-item>
          <text:p text:style-name="P9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548738655989036552" text:style-name="L91">
        <text:list-item>
          <text:p text:style-name="P9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181089275050519020" text:style-name="L92">
        <text:list-item>
          <text:p text:style-name="P10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032636965336043689" text:style-name="L93">
        <text:list-item>
          <text:p text:style-name="P10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784854423722665607" text:style-name="L94">
        <text:list-item>
          <text:p text:style-name="P10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15T10:17:51</dc:date>
    <meta:editing-cycles>131</meta:editing-cycles>
    <meta:editing-duration>PT23H14M29S</meta:editing-duration>
    <dc:creator>Robert Anderson</dc:creator>
    <meta:document-statistic meta:table-count="0" meta:image-count="3" meta:object-count="0" meta:page-count="18" meta:paragraph-count="252" meta:word-count="7053" meta:character-count="41226"/>
    <meta:template xlink:type="simple" xlink:actuate="onRequest" xlink:title="" xlink:href="Normal"/>
  </office:meta>
</office:document-meta>
</file>